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Factory.createCondition( String className , String 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ditionFactory.ConditionFactory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